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Cognome</text:p>
          </table:table-cell>
          <table:table-cell table:style-name="ce1" office:value-type="string">
            <text:p>Nome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reoli</text:p>
          </table:table-cell>
          <table:table-cell office:value-type="string">
            <text:p>Marco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geli</text:p>
          </table:table-cell>
          <table:table-cell office:value-type="string">
            <text:p>Enric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llista</text:p>
          </table:table-cell>
          <table:table-cell office:value-type="string">
            <text:p>Nicola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cchi</text:p>
          </table:table-cell>
          <table:table-cell office:value-type="string">
            <text:p>Chiara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ttinelli</text:p>
          </table:table-cell>
          <table:table-cell office:value-type="string">
            <text:p>Chiara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ianchi</text:p>
          </table:table-cell>
          <table:table-cell office:value-type="string">
            <text:p>Michele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ignoni</text:p>
          </table:table-cell>
          <table:table-cell office:value-type="string">
            <text:p>Federico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iozzi</text:p>
          </table:table-cell>
          <table:table-cell office:value-type="string">
            <text:p>Sebastian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rtese</text:p>
          </table:table-cell>
          <table:table-cell office:value-type="string">
            <text:p>David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ignani</text:p>
          </table:table-cell>
          <table:table-cell office:value-type="string">
            <text:p>Giada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notti</text:p>
          </table:table-cell>
          <table:table-cell office:value-type="string">
            <text:p>Eleonora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mbini</text:p>
          </table:table-cell>
          <table:table-cell office:value-type="string">
            <text:p>Matteo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randini</text:p>
          </table:table-cell>
          <table:table-cell office:value-type="string">
            <text:p>Lorenzo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iola</text:p>
          </table:table-cell>
          <table:table-cell office:value-type="string">
            <text:p>Paol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iona</text:p>
          </table:table-cell>
          <table:table-cell office:value-type="string">
            <text:p>David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edella</text:p>
          </table:table-cell>
          <table:table-cell office:value-type="string">
            <text:p>Patrick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uci</text:p>
          </table:table-cell>
          <table:table-cell office:value-type="string">
            <text:p>Elvi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rassi</text:p>
          </table:table-cell>
          <table:table-cell office:value-type="string">
            <text:p>Nicola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ncenzi</text:p>
          </table:table-cell>
          <table:table-cell office:value-type="string">
            <text:p>Paolo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anini</text:p>
          </table:table-cell>
          <table:table-cell office:value-type="string">
            <text:p>Francesco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B1:Foglio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o Zanini</meta:initial-creator>
    <meta:creation-date>2013-06-05T20:55:11</meta:creation-date>
    <dc:date>2013-06-05T20:58:24</dc:date>
    <dc:creator>Francesco Zanini</dc:creator>
    <meta:editing-duration>P0D</meta:editing-duration>
    <meta:editing-cycles>1</meta:editing-cycles>
    <meta:document-statistic meta:table-count="1" meta:cell-count="63" meta:object-count="0"/>
    <meta:generator>LibreOffice/3.6$Linux_X86_64 LibreOffice_project/360m1$Build-2</meta:generator>
  </office:meta>
</office:document-meta>
</file>